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2c65" officeooo:paragraph-rsid="00042c65"/>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8701a" officeooo:paragraph-rsid="0008701a" style:font-weight-asian="bold" style:font-weight-complex="bold"/>
    </style:style>
    <style:style style:name="P4" style:family="paragraph" style:parent-style-name="Standard">
      <style:text-properties fo:font-weight="bold" officeooo:rsid="000ac5fc" officeooo:paragraph-rsid="000ac5fc" style:font-weight-asian="bold" style:font-weight-complex="bold"/>
    </style:style>
    <style:style style:name="P5" style:family="paragraph" style:parent-style-name="Standard">
      <style:text-properties fo:font-weight="bold" officeooo:rsid="000ce0a6" officeooo:paragraph-rsid="000ce0a6" style:font-weight-asian="bold" style:font-weight-complex="bold"/>
    </style:style>
    <style:style style:name="P6" style:family="paragraph" style:parent-style-name="Standard">
      <style:text-properties fo:font-weight="bold" officeooo:rsid="001774a6" officeooo:paragraph-rsid="001774a6" style:font-weight-asian="bold" style:font-weight-complex="bold"/>
    </style:style>
    <style:style style:name="P7" style:family="paragraph" style:parent-style-name="Standard">
      <style:paragraph-properties fo:text-align="center" style:justify-single-word="false"/>
      <style:text-properties fo:font-weight="bold" officeooo:rsid="001fdb84" officeooo:paragraph-rsid="001fdb84" style:font-weight-asian="bold" style:font-weight-complex="bold"/>
    </style:style>
    <style:style style:name="P8" style:family="paragraph" style:parent-style-name="Standard">
      <style:text-properties fo:font-weight="bold" officeooo:rsid="00042c65" officeooo:paragraph-rsid="00042c65" style:font-weight-asian="bold" style:font-weight-complex="bold"/>
    </style:style>
    <style:style style:name="P9" style:family="paragraph" style:parent-style-name="Standard">
      <style:paragraph-properties fo:text-align="start" style:justify-single-word="false"/>
      <style:text-properties fo:font-weight="bold" officeooo:rsid="002427da" officeooo:paragraph-rsid="002427da" style:font-weight-asian="bold" style:font-weight-complex="bold"/>
    </style:style>
    <style:style style:name="P10" style:family="paragraph" style:parent-style-name="Standard">
      <style:paragraph-properties fo:text-align="start" style:justify-single-word="false"/>
      <style:text-properties fo:font-weight="bold" officeooo:rsid="002715ca" officeooo:paragraph-rsid="002715ca" style:font-weight-asian="bold" style:font-weight-complex="bold"/>
    </style:style>
    <style:style style:name="P11" style:family="paragraph" style:parent-style-name="Standard">
      <style:paragraph-properties fo:text-align="start" style:justify-single-word="false"/>
      <style:text-properties fo:font-weight="bold" officeooo:rsid="00287ab1" officeooo:paragraph-rsid="00287ab1" style:font-weight-asian="bold" style:font-weight-complex="bold"/>
    </style:style>
    <style:style style:name="P12" style:family="paragraph" style:parent-style-name="Standard">
      <style:paragraph-properties fo:text-align="start" style:justify-single-word="false"/>
      <style:text-properties fo:font-weight="bold" officeooo:rsid="0029517a" officeooo:paragraph-rsid="0029517a" style:font-weight-asian="bold" style:font-weight-complex="bold"/>
    </style:style>
    <style:style style:name="P13" style:family="paragraph" style:parent-style-name="Standard">
      <style:paragraph-properties fo:text-align="start" style:justify-single-word="false"/>
      <style:text-properties fo:font-weight="bold" officeooo:rsid="002c48a4" officeooo:paragraph-rsid="002c48a4" style:font-weight-asian="bold" style:font-weight-complex="bold"/>
    </style:style>
    <style:style style:name="P14" style:family="paragraph" style:parent-style-name="Standard">
      <style:paragraph-properties fo:text-align="start" style:justify-single-word="false"/>
      <style:text-properties fo:font-weight="bold" officeooo:rsid="002c48a4" officeooo:paragraph-rsid="002c0247" style:font-weight-asian="bold" style:font-weight-complex="bold"/>
    </style:style>
    <style:style style:name="P15" style:family="paragraph" style:parent-style-name="Standard">
      <style:paragraph-properties fo:text-align="start" style:justify-single-word="false"/>
      <style:text-properties fo:font-weight="bold" officeooo:rsid="0031f09e" officeooo:paragraph-rsid="002c8edd" style:font-weight-asian="bold" style:font-weight-complex="bold"/>
    </style:style>
    <style:style style:name="P16" style:family="paragraph" style:parent-style-name="Standard">
      <style:paragraph-properties fo:text-align="start" style:justify-single-word="false"/>
      <style:text-properties fo:font-weight="bold" officeooo:rsid="003721aa" officeooo:paragraph-rsid="003721aa" style:font-weight-asian="bold" style:font-weight-complex="bold"/>
    </style:style>
    <style:style style:name="P17" style:family="paragraph" style:parent-style-name="Standard">
      <style:paragraph-properties fo:text-align="start" style:justify-single-word="false"/>
      <style:text-properties fo:font-weight="bold" officeooo:rsid="0037fff9" officeooo:paragraph-rsid="0037fff9" style:font-weight-asian="bold" style:font-weight-complex="bold"/>
    </style:style>
    <style:style style:name="P18" style:family="paragraph" style:parent-style-name="Standard">
      <style:paragraph-properties fo:text-align="start" style:justify-single-word="false"/>
      <style:text-properties fo:font-weight="bold" officeooo:rsid="00394ad4" officeooo:paragraph-rsid="00394ad4" style:font-weight-asian="bold" style:font-weight-complex="bold"/>
    </style:style>
    <style:style style:name="P19" style:family="paragraph" style:parent-style-name="Standard">
      <style:paragraph-properties fo:text-align="start" style:justify-single-word="false"/>
      <style:text-properties fo:font-weight="bold" officeooo:rsid="0033c741" officeooo:paragraph-rsid="0031f09e" style:font-weight-asian="bold" style:font-weight-complex="bold"/>
    </style:style>
    <style:style style:name="P20" style:family="paragraph" style:parent-style-name="Standard">
      <style:paragraph-properties fo:text-align="center" style:justify-single-word="false"/>
      <style:text-properties fo:font-weight="bold" officeooo:rsid="003e72eb" officeooo:paragraph-rsid="003e72eb" style:font-weight-asian="bold" style:font-weight-complex="bold"/>
    </style:style>
    <style:style style:name="P21" style:family="paragraph" style:parent-style-name="Standard">
      <style:paragraph-properties fo:text-align="center" style:justify-single-word="false"/>
      <style:text-properties fo:font-weight="bold" officeooo:rsid="003e72eb" officeooo:paragraph-rsid="00405462" style:font-weight-asian="bold" style:font-weight-complex="bold"/>
    </style:style>
    <style:style style:name="P22" style:family="paragraph" style:parent-style-name="Standard">
      <style:paragraph-properties fo:text-align="start" style:justify-single-word="false"/>
      <style:text-properties fo:font-weight="bold" officeooo:rsid="003e72eb" officeooo:paragraph-rsid="003e72eb" style:font-weight-asian="bold" style:font-weight-complex="bold"/>
    </style:style>
    <style:style style:name="P23" style:family="paragraph" style:parent-style-name="Standard">
      <style:paragraph-properties fo:text-align="start" style:justify-single-word="false"/>
      <style:text-properties fo:font-weight="bold" officeooo:rsid="003e72eb" officeooo:paragraph-rsid="00405462" style:font-weight-asian="bold" style:font-weight-complex="bold"/>
    </style:style>
    <style:style style:name="P24" style:family="paragraph" style:parent-style-name="Standard">
      <style:paragraph-properties fo:text-align="start" style:justify-single-word="false"/>
      <style:text-properties fo:font-weight="bold" officeooo:rsid="004195c4" officeooo:paragraph-rsid="004195c4" style:font-weight-asian="bold" style:font-weight-complex="bold"/>
    </style:style>
    <style:style style:name="P25" style:family="paragraph" style:parent-style-name="Standard">
      <style:paragraph-properties fo:text-align="start" style:justify-single-word="false"/>
      <style:text-properties fo:font-weight="bold" officeooo:rsid="0042115e" officeooo:paragraph-rsid="0042115e" style:font-weight-asian="bold" style:font-weight-complex="bold"/>
    </style:style>
    <style:style style:name="P26" style:family="paragraph" style:parent-style-name="Standard">
      <style:paragraph-properties fo:text-align="start" style:justify-single-word="false"/>
      <style:text-properties fo:font-weight="bold" officeooo:rsid="0045ccff" officeooo:paragraph-rsid="0045ccff" style:font-weight-asian="bold" style:font-weight-complex="bold"/>
    </style:style>
    <style:style style:name="P27" style:family="paragraph" style:parent-style-name="Standard">
      <style:paragraph-properties fo:text-align="start" style:justify-single-word="false"/>
      <style:text-properties fo:font-weight="bold" officeooo:rsid="0046bc2a" officeooo:paragraph-rsid="0046bc2a" style:font-weight-asian="bold" style:font-weight-complex="bold"/>
    </style:style>
    <style:style style:name="P28" style:family="paragraph" style:parent-style-name="Standard">
      <style:paragraph-properties fo:text-align="start" style:justify-single-word="false"/>
      <style:text-properties fo:font-weight="bold" officeooo:rsid="004a3931" officeooo:paragraph-rsid="004a3931" style:font-weight-asian="bold" style:font-weight-complex="bold"/>
    </style:style>
    <style:style style:name="P29" style:family="paragraph" style:parent-style-name="Standard">
      <style:paragraph-properties fo:text-align="start" style:justify-single-word="false"/>
      <style:text-properties fo:font-weight="bold" officeooo:rsid="004bc531" officeooo:paragraph-rsid="004bc531" style:font-weight-asian="bold" style:font-weight-complex="bold"/>
    </style:style>
    <style:style style:name="P30" style:family="paragraph" style:parent-style-name="Standard">
      <style:paragraph-properties fo:text-align="start" style:justify-single-word="false"/>
      <style:text-properties fo:font-weight="bold" officeooo:rsid="004d44cd" officeooo:paragraph-rsid="004d44cd" style:font-weight-asian="bold" style:font-weight-complex="bold"/>
    </style:style>
    <style:style style:name="P31" style:family="paragraph" style:parent-style-name="Standard">
      <style:paragraph-properties fo:text-align="start" style:justify-single-word="false"/>
      <style:text-properties fo:font-weight="bold" officeooo:rsid="004e5ce2" officeooo:paragraph-rsid="004e5ce2" style:font-weight-asian="bold" style:font-weight-complex="bold"/>
    </style:style>
    <style:style style:name="P32" style:family="paragraph" style:parent-style-name="Standard">
      <style:paragraph-properties fo:text-align="start" style:justify-single-word="false"/>
      <style:text-properties fo:font-weight="bold" officeooo:rsid="00500f6c" officeooo:paragraph-rsid="00500f6c" style:font-weight-asian="bold" style:font-weight-complex="bold"/>
    </style:style>
    <style:style style:name="P33" style:family="paragraph" style:parent-style-name="Standard">
      <style:paragraph-properties fo:text-align="start" style:justify-single-word="false"/>
      <style:text-properties fo:font-weight="bold" officeooo:rsid="0057e3fc" officeooo:paragraph-rsid="0057e3fc" style:font-weight-asian="bold" style:font-weight-complex="bold"/>
    </style:style>
    <style:style style:name="P34" style:family="paragraph" style:parent-style-name="Standard">
      <style:paragraph-properties fo:text-align="start" style:justify-single-word="false"/>
      <style:text-properties fo:font-weight="bold" officeooo:rsid="0059f40b" officeooo:paragraph-rsid="0059f40b" style:font-weight-asian="bold" style:font-weight-complex="bold"/>
    </style:style>
    <style:style style:name="P35" style:family="paragraph" style:parent-style-name="Standard">
      <style:paragraph-properties fo:text-align="start" style:justify-single-word="false"/>
      <style:text-properties fo:font-weight="bold" officeooo:paragraph-rsid="002c48a4"/>
    </style:style>
    <style:style style:name="P36" style:family="paragraph" style:parent-style-name="Standard">
      <style:paragraph-properties fo:text-align="start" style:justify-single-word="false"/>
      <style:text-properties fo:font-weight="bold" officeooo:rsid="002c8edd" officeooo:paragraph-rsid="002c8edd"/>
    </style:style>
    <style:style style:name="P37" style:family="paragraph" style:parent-style-name="Standard">
      <style:paragraph-properties fo:text-align="start" style:justify-single-word="false"/>
      <style:text-properties fo:font-weight="bold" officeooo:rsid="0031f09e" officeooo:paragraph-rsid="0031f09e"/>
    </style:style>
    <style:style style:name="P38" style:family="paragraph" style:parent-style-name="Standard">
      <style:paragraph-properties fo:text-align="center" style:justify-single-word="false"/>
      <style:text-properties style:text-underline-style="none" officeooo:rsid="001ccbd1" officeooo:paragraph-rsid="001ccbd1"/>
    </style:style>
    <style:style style:name="P39" style:family="paragraph" style:parent-style-name="Standard">
      <style:text-properties fo:font-weight="normal" officeooo:rsid="0008701a" officeooo:paragraph-rsid="0008701a" style:font-weight-asian="normal" style:font-weight-complex="normal"/>
    </style:style>
    <style:style style:name="P40" style:family="paragraph" style:parent-style-name="Standard">
      <style:text-properties fo:font-weight="normal" officeooo:rsid="0009d6b2" officeooo:paragraph-rsid="0008701a" style:font-weight-asian="normal" style:font-weight-complex="normal"/>
    </style:style>
    <style:style style:name="P41" style:family="paragraph" style:parent-style-name="Standard">
      <style:text-properties fo:font-weight="normal" officeooo:rsid="000b0ff7" officeooo:paragraph-rsid="000ac5fc" style:font-weight-asian="normal" style:font-weight-complex="normal"/>
    </style:style>
    <style:style style:name="P42" style:family="paragraph" style:parent-style-name="Standard">
      <style:text-properties fo:font-weight="normal" officeooo:rsid="0011a006" officeooo:paragraph-rsid="000ce0a6" style:font-weight-asian="normal" style:font-weight-complex="normal"/>
    </style:style>
    <style:style style:name="P43" style:family="paragraph" style:parent-style-name="Standard">
      <style:text-properties fo:font-weight="normal" officeooo:rsid="001b8b44" officeooo:paragraph-rsid="001774a6" style:font-weight-asian="normal" style:font-weight-complex="normal"/>
    </style:style>
    <style:style style:name="P44" style:family="paragraph" style:parent-style-name="Standard">
      <style:paragraph-properties fo:text-align="start" style:justify-single-word="false"/>
      <style:text-properties fo:font-weight="normal" officeooo:rsid="00202c89" officeooo:paragraph-rsid="00202c89" style:font-weight-asian="normal" style:font-weight-complex="normal"/>
    </style:style>
    <style:style style:name="P45" style:family="paragraph" style:parent-style-name="Standard">
      <style:paragraph-properties fo:text-align="start" style:justify-single-word="false"/>
      <style:text-properties fo:font-weight="normal" officeooo:rsid="0024426d" officeooo:paragraph-rsid="002427da" style:font-weight-asian="normal" style:font-weight-complex="normal"/>
    </style:style>
    <style:style style:name="P46" style:family="paragraph" style:parent-style-name="Standard">
      <style:paragraph-properties fo:text-align="start" style:justify-single-word="false"/>
      <style:text-properties fo:font-weight="normal" officeooo:rsid="002715ca" officeooo:paragraph-rsid="002715ca" style:font-weight-asian="normal" style:font-weight-complex="normal"/>
    </style:style>
    <style:style style:name="P47" style:family="paragraph" style:parent-style-name="Standard">
      <style:paragraph-properties fo:text-align="start" style:justify-single-word="false"/>
      <style:text-properties fo:font-weight="normal" officeooo:rsid="0029517a" officeooo:paragraph-rsid="0029517a" style:font-weight-asian="normal" style:font-weight-complex="normal"/>
    </style:style>
    <style:style style:name="P48" style:family="paragraph" style:parent-style-name="Standard">
      <style:paragraph-properties fo:text-align="start" style:justify-single-word="false"/>
      <style:text-properties fo:font-weight="normal" officeooo:rsid="003ab677" officeooo:paragraph-rsid="00394ad4" style:font-weight-asian="normal" style:font-weight-complex="normal"/>
    </style:style>
    <style:style style:name="P49" style:family="paragraph" style:parent-style-name="Standard">
      <style:paragraph-properties fo:text-align="start" style:justify-single-word="false"/>
      <style:text-properties fo:font-weight="normal" officeooo:rsid="004195c4" officeooo:paragraph-rsid="004195c4" style:font-weight-asian="normal" style:font-weight-complex="normal"/>
    </style:style>
    <style:style style:name="P50" style:family="paragraph" style:parent-style-name="Standard">
      <style:paragraph-properties fo:text-align="start" style:justify-single-word="false"/>
      <style:text-properties fo:font-weight="normal" officeooo:rsid="00441eb1" officeooo:paragraph-rsid="0042115e" style:font-weight-asian="normal" style:font-weight-complex="normal"/>
    </style:style>
    <style:style style:name="P51" style:family="paragraph" style:parent-style-name="Standard">
      <style:paragraph-properties fo:text-align="start" style:justify-single-word="false"/>
      <style:text-properties fo:font-weight="normal" officeooo:rsid="00622f32" officeooo:paragraph-rsid="00622f32" style:font-weight-asian="normal" style:font-weight-complex="normal"/>
    </style:style>
    <style:style style:name="P52" style:family="paragraph" style:parent-style-name="Standard">
      <style:paragraph-properties fo:text-align="start" style:justify-single-word="false"/>
      <style:text-properties fo:font-weight="normal" officeooo:rsid="00629a77" officeooo:paragraph-rsid="00629a77" style:font-weight-asian="normal" style:font-weight-complex="normal"/>
    </style:style>
    <style:style style:name="P53" style:family="paragraph" style:parent-style-name="Standard">
      <style:paragraph-properties fo:text-align="center" style:justify-single-word="false"/>
      <style:text-properties fo:font-weight="normal" officeooo:rsid="00629a77" officeooo:paragraph-rsid="00629a77" style:font-weight-asian="normal" style:font-weight-complex="normal"/>
    </style:style>
    <style:style style:name="P54" style:family="paragraph" style:parent-style-name="Standard">
      <style:paragraph-properties fo:text-align="start" style:justify-single-word="false"/>
      <style:text-properties fo:font-weight="normal" officeooo:rsid="0063b95e" officeooo:paragraph-rsid="0063b95e" style:font-weight-asian="normal" style:font-weight-complex="normal"/>
    </style:style>
    <style:style style:name="P55" style:family="paragraph" style:parent-style-name="Standard">
      <style:paragraph-properties fo:text-align="start" style:justify-single-word="false"/>
      <style:text-properties fo:font-style="normal" fo:font-weight="normal" officeooo:rsid="0045ccff" officeooo:paragraph-rsid="0045ccff"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4b984b" officeooo:paragraph-rsid="004a3931"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4e5ce2" officeooo:paragraph-rsid="004e5ce2"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566992" officeooo:paragraph-rsid="00500f6c"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5849d1" officeooo:paragraph-rsid="0057e3fc"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5c61ea" officeooo:paragraph-rsid="0059f40b"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bold" officeooo:rsid="0046bc2a" officeooo:paragraph-rsid="0046bc2a"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fo:font-style="normal" fo:font-weight="bold" officeooo:rsid="004d44cd" officeooo:paragraph-rsid="004d44cd"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fo:font-weight="bold" officeooo:rsid="005d31e9" officeooo:paragraph-rsid="005d31e9" style:font-weight-asian="bold" style:font-weight-complex="bold"/>
    </style:style>
    <style:style style:name="P64" style:family="paragraph" style:parent-style-name="Standard">
      <style:paragraph-properties fo:text-align="center" style:justify-single-word="false"/>
      <style:text-properties fo:font-weight="bold" officeooo:rsid="005d31e9" officeooo:paragraph-rsid="005d31e9" style:font-weight-asian="bold" style:font-weight-complex="bold"/>
    </style:style>
    <style:style style:name="T1" style:family="text">
      <style:text-properties officeooo:rsid="00056128"/>
    </style:style>
    <style:style style:name="T2" style:family="text">
      <style:text-properties fo:font-weight="bold" style:font-weight-asian="bold" style:font-weight-complex="bold"/>
    </style:style>
    <style:style style:name="T3" style:family="text">
      <style:text-properties fo:font-weight="bold" officeooo:rsid="001f685a" style:font-weight-asian="bold" style:font-weight-complex="bold"/>
    </style:style>
    <style:style style:name="T4" style:family="text">
      <style:text-properties fo:font-weight="bold" officeooo:rsid="003dbc84"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9d6b2" style:font-weight-asian="normal" style:font-weight-complex="normal"/>
    </style:style>
    <style:style style:name="T7" style:family="text">
      <style:text-properties fo:font-weight="normal" officeooo:rsid="000b0ff7" style:font-weight-asian="normal" style:font-weight-complex="normal"/>
    </style:style>
    <style:style style:name="T8" style:family="text">
      <style:text-properties fo:font-weight="normal" officeooo:rsid="0011a006" style:font-weight-asian="normal" style:font-weight-complex="normal"/>
    </style:style>
    <style:style style:name="T9" style:family="text">
      <style:text-properties fo:font-weight="normal" officeooo:rsid="00146626" style:font-weight-asian="normal" style:font-weight-complex="normal"/>
    </style:style>
    <style:style style:name="T10" style:family="text">
      <style:text-properties fo:font-weight="normal" officeooo:rsid="00165009" style:font-weight-asian="normal" style:font-weight-complex="normal"/>
    </style:style>
    <style:style style:name="T11" style:family="text">
      <style:text-properties fo:font-weight="normal" officeooo:rsid="0018b0a3" style:font-weight-asian="normal" style:font-weight-complex="normal"/>
    </style:style>
    <style:style style:name="T12" style:family="text">
      <style:text-properties fo:font-weight="normal" officeooo:rsid="001a5276" style:font-weight-asian="normal" style:font-weight-complex="normal"/>
    </style:style>
    <style:style style:name="T13" style:family="text">
      <style:text-properties fo:font-weight="normal" officeooo:rsid="001b8b44" style:font-weight-asian="normal" style:font-weight-complex="normal"/>
    </style:style>
    <style:style style:name="T14" style:family="text">
      <style:text-properties fo:font-weight="normal" officeooo:rsid="0024426d" style:font-weight-asian="normal" style:font-weight-complex="normal"/>
    </style:style>
    <style:style style:name="T15" style:family="text">
      <style:text-properties fo:font-weight="normal" officeooo:rsid="0029a662" style:font-weight-asian="normal" style:font-weight-complex="normal"/>
    </style:style>
    <style:style style:name="T16" style:family="text">
      <style:text-properties fo:font-weight="normal" officeooo:rsid="002a79d0" style:font-weight-asian="normal" style:font-weight-complex="normal"/>
    </style:style>
    <style:style style:name="T17" style:family="text">
      <style:text-properties fo:font-weight="normal" officeooo:rsid="002c48a4" style:font-weight-asian="normal" style:font-weight-complex="normal"/>
    </style:style>
    <style:style style:name="T18" style:family="text">
      <style:text-properties fo:font-weight="normal" officeooo:rsid="002c0247" style:font-weight-asian="normal" style:font-weight-complex="normal"/>
    </style:style>
    <style:style style:name="T19" style:family="text">
      <style:text-properties fo:font-weight="normal" officeooo:rsid="0031f09e" style:font-weight-asian="normal" style:font-weight-complex="normal"/>
    </style:style>
    <style:style style:name="T20" style:family="text">
      <style:text-properties fo:font-weight="normal" officeooo:rsid="003304fc" style:font-weight-asian="normal" style:font-weight-complex="normal"/>
    </style:style>
    <style:style style:name="T21" style:family="text">
      <style:text-properties fo:font-weight="normal" officeooo:rsid="00335818" style:font-weight-asian="normal" style:font-weight-complex="normal"/>
    </style:style>
    <style:style style:name="T22" style:family="text">
      <style:text-properties fo:font-weight="normal" officeooo:rsid="0033c741" style:font-weight-asian="normal" style:font-weight-complex="normal"/>
    </style:style>
    <style:style style:name="T23" style:family="text">
      <style:text-properties fo:font-weight="normal" officeooo:rsid="003ab677" style:font-weight-asian="normal" style:font-weight-complex="normal"/>
    </style:style>
    <style:style style:name="T24" style:family="text">
      <style:text-properties fo:font-weight="normal" officeooo:rsid="003dbc84" style:font-weight-asian="normal" style:font-weight-complex="normal"/>
    </style:style>
    <style:style style:name="T25" style:family="text">
      <style:text-properties fo:font-weight="normal" officeooo:rsid="00405462" style:font-weight-asian="normal" style:font-weight-complex="normal"/>
    </style:style>
    <style:style style:name="T26" style:family="text">
      <style:text-properties fo:font-weight="normal" officeooo:rsid="004094e2" style:font-weight-asian="normal" style:font-weight-complex="normal"/>
    </style:style>
    <style:style style:name="T27" style:family="text">
      <style:text-properties fo:font-weight="normal" officeooo:rsid="0040d4f7" style:font-weight-asian="normal" style:font-weight-complex="normal"/>
    </style:style>
    <style:style style:name="T28" style:family="text">
      <style:text-properties fo:font-weight="normal" officeooo:rsid="004221c9" style:font-weight-asian="normal" style:font-weight-complex="normal"/>
    </style:style>
    <style:style style:name="T29" style:family="text">
      <style:text-properties fo:font-weight="normal" officeooo:rsid="00441eb1" style:font-weight-asian="normal" style:font-weight-complex="normal"/>
    </style:style>
    <style:style style:name="T30" style:family="text">
      <style:text-properties officeooo:rsid="000ea4cf"/>
    </style:style>
    <style:style style:name="T31" style:family="text">
      <style:text-properties officeooo:rsid="0011a006"/>
    </style:style>
    <style:style style:name="T32" style:family="text">
      <style:text-properties officeooo:rsid="001b8b44"/>
    </style:style>
    <style:style style:name="T33" style:family="text">
      <style:text-properties officeooo:rsid="0020f76c"/>
    </style:style>
    <style:style style:name="T34" style:family="text">
      <style:text-properties officeooo:rsid="0024426d"/>
    </style:style>
    <style:style style:name="T35" style:family="text">
      <style:text-properties officeooo:rsid="0029a662"/>
    </style:style>
    <style:style style:name="T36" style:family="text">
      <style:text-properties officeooo:rsid="002a79d0"/>
    </style:style>
    <style:style style:name="T37" style:family="text">
      <style:text-properties style:font-weight-asian="bold" style:font-weight-complex="bold"/>
    </style:style>
    <style:style style:name="T38" style:family="text">
      <style:text-properties officeooo:rsid="002c0247" style:font-weight-asian="bold" style:font-weight-complex="bold"/>
    </style:style>
    <style:style style:name="T39" style:family="text">
      <style:text-properties officeooo:rsid="002c48a4" style:font-weight-asian="bold" style:font-weight-complex="bold"/>
    </style:style>
    <style:style style:name="T40" style:family="text">
      <style:text-properties officeooo:rsid="002e8665" style:font-weight-asian="bold" style:font-weight-complex="bold"/>
    </style:style>
    <style:style style:name="T41" style:family="text">
      <style:text-properties officeooo:rsid="003059f9" style:font-weight-asian="bold" style:font-weight-complex="bold"/>
    </style:style>
    <style:style style:name="T42" style:family="text">
      <style:text-properties officeooo:rsid="0031f09e" style:font-weight-asian="bold" style:font-weight-complex="bold"/>
    </style:style>
    <style:style style:name="T43" style:family="text">
      <style:text-properties officeooo:rsid="003304fc" style:font-weight-asian="bold" style:font-weight-complex="bold"/>
    </style:style>
    <style:style style:name="T44" style:family="text">
      <style:text-properties officeooo:rsid="00335818" style:font-weight-asian="bold" style:font-weight-complex="bold"/>
    </style:style>
    <style:style style:name="T45" style:family="text">
      <style:text-properties officeooo:rsid="0033c741" style:font-weight-asian="bold" style:font-weight-complex="bold"/>
    </style:style>
    <style:style style:name="T46" style:family="text">
      <style:text-properties officeooo:rsid="003470b3" style:font-weight-asian="bold" style:font-weight-complex="bold"/>
    </style:style>
    <style:style style:name="T47" style:family="text">
      <style:text-properties officeooo:rsid="0036004a" style:font-weight-asian="bold" style:font-weight-complex="bold"/>
    </style:style>
    <style:style style:name="T48" style:family="text">
      <style:text-properties officeooo:rsid="003ab677"/>
    </style:style>
    <style:style style:name="T49" style:family="text">
      <style:text-properties officeooo:rsid="003fd7b5"/>
    </style:style>
    <style:style style:name="T50" style:family="text">
      <style:text-properties officeooo:rsid="00405462"/>
    </style:style>
    <style:style style:name="T51" style:family="text">
      <style:text-properties officeooo:rsid="0040d4f7"/>
    </style:style>
    <style:style style:name="T52" style:family="text">
      <style:text-properties fo:font-style="italic"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4897f6" style:font-style-asian="normal" style:font-style-complex="normal"/>
    </style:style>
    <style:style style:name="T56" style:family="text">
      <style:text-properties fo:font-style="normal" officeooo:rsid="004a3931" style:font-style-asian="normal" style:font-style-complex="normal"/>
    </style:style>
    <style:style style:name="T57" style:family="text">
      <style:text-properties fo:font-style="normal" officeooo:rsid="004b984b" style:font-style-asian="normal" style:font-style-complex="normal"/>
    </style:style>
    <style:style style:name="T58" style:family="text">
      <style:text-properties fo:font-style="normal" officeooo:rsid="004fba9d" style:font-style-asian="normal" style:font-style-complex="normal"/>
    </style:style>
    <style:style style:name="T59" style:family="text">
      <style:text-properties fo:font-style="normal" officeooo:rsid="00508308" style:font-style-asian="normal" style:font-style-complex="normal"/>
    </style:style>
    <style:style style:name="T60" style:family="text">
      <style:text-properties fo:font-style="normal" officeooo:rsid="0051e698" style:font-style-asian="normal" style:font-style-complex="normal"/>
    </style:style>
    <style:style style:name="T61" style:family="text">
      <style:text-properties fo:font-style="normal" officeooo:rsid="0052a0f7" style:font-style-asian="normal" style:font-style-complex="normal"/>
    </style:style>
    <style:style style:name="T62" style:family="text">
      <style:text-properties fo:font-style="normal" officeooo:rsid="0055cb76" style:font-style-asian="normal" style:font-style-complex="normal"/>
    </style:style>
    <style:style style:name="T63" style:family="text">
      <style:text-properties fo:font-style="normal" officeooo:rsid="00566992" style:font-style-asian="normal" style:font-style-complex="normal"/>
    </style:style>
    <style:style style:name="T64" style:family="text">
      <style:text-properties fo:font-style="normal" officeooo:rsid="005849d1" style:font-style-asian="normal" style:font-style-complex="normal"/>
    </style:style>
    <style:style style:name="T65" style:family="text">
      <style:text-properties fo:font-style="normal" officeooo:rsid="005c61ea" style:font-style-asian="normal" style:font-style-complex="normal"/>
    </style:style>
    <style:style style:name="T66" style:family="text">
      <style:text-properties fo:font-style="normal" officeooo:rsid="005e9967" style:font-style-asian="normal" style:font-style-complex="normal"/>
    </style:style>
    <style:style style:name="T67" style:family="text">
      <style:text-properties fo:font-style="normal" officeooo:rsid="005eddac" style:font-style-asian="normal" style:font-style-complex="normal"/>
    </style:style>
    <style:style style:name="T68" style:family="text">
      <style:text-properties fo:font-style="normal" officeooo:rsid="0060b191"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4a3931" style:font-style-asian="normal" style:font-weight-asian="normal" style:font-style-complex="normal" style:font-weight-complex="normal"/>
    </style:style>
    <style:style style:name="T71" style:family="text">
      <style:text-properties fo:font-style="normal" fo:font-weight="normal" officeooo:rsid="004b984b" style:font-style-asian="normal" style:font-weight-asian="normal" style:font-style-complex="normal" style:font-weight-complex="normal"/>
    </style:style>
    <style:style style:name="T72" style:family="text">
      <style:text-properties fo:font-style="normal" fo:font-weight="normal" officeooo:rsid="004fba9d" style:font-style-asian="normal" style:font-weight-asian="normal" style:font-style-complex="normal" style:font-weight-complex="normal"/>
    </style:style>
    <style:style style:name="T73" style:family="text">
      <style:text-properties fo:font-style="normal" fo:font-weight="normal" officeooo:rsid="00500f6c" style:font-style-asian="normal" style:font-weight-asian="normal" style:font-style-complex="normal" style:font-weight-complex="normal"/>
    </style:style>
    <style:style style:name="T74" style:family="text">
      <style:text-properties fo:font-style="normal" fo:font-weight="normal" officeooo:rsid="00508308" style:font-style-asian="normal" style:font-weight-asian="normal" style:font-style-complex="normal" style:font-weight-complex="normal"/>
    </style:style>
    <style:style style:name="T75" style:family="text">
      <style:text-properties fo:font-style="normal" fo:font-weight="normal" officeooo:rsid="0051e698" style:font-style-asian="normal" style:font-weight-asian="normal" style:font-style-complex="normal" style:font-weight-complex="normal"/>
    </style:style>
    <style:style style:name="T76" style:family="text">
      <style:text-properties fo:font-style="normal" fo:font-weight="normal" officeooo:rsid="0052a0f7" style:font-style-asian="normal" style:font-weight-asian="normal" style:font-style-complex="normal" style:font-weight-complex="normal"/>
    </style:style>
    <style:style style:name="T77" style:family="text">
      <style:text-properties fo:font-style="normal" fo:font-weight="normal" officeooo:rsid="00566992" style:font-style-asian="normal" style:font-weight-asian="normal" style:font-style-complex="normal" style:font-weight-complex="normal"/>
    </style:style>
    <style:style style:name="T78" style:family="text">
      <style:text-properties fo:font-style="normal" fo:font-weight="normal" officeooo:rsid="005849d1" style:font-style-asian="normal" style:font-weight-asian="normal" style:font-style-complex="normal" style:font-weight-complex="normal"/>
    </style:style>
    <style:style style:name="T79" style:family="text">
      <style:text-properties fo:font-style="normal" fo:font-weight="normal" officeooo:rsid="005c61ea" style:font-style-asian="normal" style:font-weight-asian="normal" style:font-style-complex="normal" style:font-weight-complex="normal"/>
    </style:style>
    <style:style style:name="T80" style:family="text">
      <style:text-properties fo:font-style="normal" fo:font-weight="normal" officeooo:rsid="005e9967" style:font-style-asian="normal" style:font-weight-asian="normal" style:font-style-complex="normal" style:font-weight-complex="normal"/>
    </style:style>
    <style:style style:name="T81" style:family="text">
      <style:text-properties fo:font-style="normal" fo:font-weight="normal" officeooo:rsid="005eddac" style:font-style-asian="normal" style:font-weight-asian="normal" style:font-style-complex="normal" style:font-weight-complex="normal"/>
    </style:style>
    <style:style style:name="T82" style:family="text">
      <style:text-properties fo:font-style="normal" fo:font-weight="normal" officeooo:rsid="0060b191" style:font-style-asian="normal" style:font-weight-asian="normal" style:font-style-complex="normal" style:font-weight-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officeooo:rsid="0063b95e" style:font-style-asian="normal" style:font-weight-asian="bold" style:font-style-complex="normal" style:font-weight-complex="bold"/>
    </style:style>
    <style:style style:name="T85" style:family="text">
      <style:text-properties officeooo:rsid="00622f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3">2. </text:span><text:span text:style-name="T2">React Key Concepts</text:span></text:p>
      <text:p text:style-name="P8"/>
      <text:p text:style-name="P1"><text:span text:style-name="T2">1)</text:span> First was javascript, <text:span text:style-name="T1">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span></text:p>
      <text:p text:style-name="P1"/>
      <text:p text:style-name="P3">2) <text:span text:style-name="T5">Don’t touch the DOM. Like selectquery or delete or appendChild, just pass the object and the React will take care of it.</text:span></text:p>
      <text:p text:style-name="P39"/>
      <text:p text:style-name="P3">3) <text:span text:style-name="T6">Component base, make small components to make large component and also you can use it as library like date picker component in your code instead of writing code from beginning.</text:span></text:p>
      <text:p text:style-name="P40"/>
      <text:p text:style-name="P4">4) Unidirectional Data Flow: <text:span text:style-name="T7">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span></text:p>
      <text:p text:style-name="P41"/>
      <text:p text:style-name="P5">5) <text:span text:style-name="T30">React says “I’m just UI, the rest is up to you”: </text:span><text:span text:style-name="T8">This means that REACT is cross-platform. It just provide the views. Like you learn once you can apply it on website </text:span><text:span text:style-name="T9">(need React core library it self and React DOM to make React recognize the DOM</text:span><text:span text:style-name="T10">)</text:span><text:span text:style-name="T8">, mobile app, robot, </text:span><text:span text:style-name="T31">VR APPS (React-360)</text:span><text:span text:style-name="T8"> and etc as far as it concern with views.</text:span></text:p>
      <text:p text:style-name="P42"/>
      <text:p text:style-name="P6">6) How to become a good React developer: <text:span text:style-name="T32">a) </text:span><text:span text:style-name="T11">Decide on Component </text:span><text:span text:style-name="T12">(How much should be component, how make it reusable and how much, and how break a code into multiple components, etc) </text:span><text:span text:style-name="T32">b) </text:span><text:span text:style-name="T11">Decide the State and where it lives </text:span><text:span text:style-name="T12">(Where to place our State like in which component, </text:span><text:span text:style-name="T13">and etc….</text:span><text:span text:style-name="T12">) </text:span><text:span text:style-name="T32">c) </text:span><text:span text:style-name="T11">What changes when State changes </text:span><text:span text:style-name="T13">(Performance wise it has big impact)</text:span><text:span text:style-name="T11">. </text:span><text:span text:style-name="T13">(If a State changes what part of DOM should be changed or to render on what State changes.</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text:soft-page-break/>3. React Basics</text:p>
      <text:p text:style-name="P7"/>
      <text:p text:style-name="P44"><text:span text:style-name="T2">1) </text:span>We can access any data like <text:span text:style-name="T2">this.state.data </text:span>but we cannot set it the same way. Instead we use the function <text:span text:style-name="T2">this.setState({data: value}) </text:span>and this is because of the unidirectional <text:span text:style-name="T33">property of React. The React calculates that where data is being used and change where it need to be changed but if you assign something directly to data then the state will change only in that component only.</text:span></text:p>
      <text:p text:style-name="P44"/>
      <text:p text:style-name="P9">2) <text:span text:style-name="T5">We can define the </text:span>component <text:span text:style-name="T5">in two ways </text:span>class component <text:span text:style-name="T5">and </text:span>functional component <text:span text:style-name="T15">(functional components do not have internal </text:span><text:span text:style-name="T35">state </text:span><text:span text:style-name="T15">and access to </text:span><text:span text:style-name="T35">life-cycle methods</text:span><text:span text:style-name="T15">. </text:span><text:span text:style-name="T16">It just gets </text:span><text:span text:style-name="T36">props </text:span><text:span text:style-name="T16">and returns/renders some </text:span><text:span text:style-name="T36">html/jsx</text:span><text:span text:style-name="T15">)</text:span> <text:span text:style-name="T14">and both of them should return </text:span><text:span text:style-name="T34">jsx</text:span><text:span text:style-name="T14">.</text:span></text:p>
      <text:p text:style-name="P45"/>
      <text:p text:style-name="P10">3) <text:span text:style-name="T5">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span></text:p>
      <text:p text:style-name="P46"/>
      <text:p text:style-name="P11">4) SyntheticEvent <text:span text:style-name="T5">of react should be read online if there is any questions regarding events.</text:span></text:p>
      <text:p text:style-name="P12"/>
      <text:p text:style-name="P12">5) <text:span text:style-name="T5">We never use </text:span>setState() <text:span text:style-name="T5">like in onChange (react jsx method not html) in render function because when it changes the render function called again and it becomes kinda loop.</text:span></text:p>
      <text:p text:style-name="P47"/>
      <text:p text:style-name="P12">6) setState() <text:span text:style-name="T5">is asynchronous method which like used in onChange it returns the first value after clicking the second value. So for the solution of this we can pass another argument to </text:span>setState()<text:span text:style-name="T5"> function and do our actions there.</text:span></text:p>
      <text:p text:style-name="P47"/>
      <text:p text:style-name="P35"><text:span text:style-name="T38">7) </text:span><text:span text:style-name="T18">If we write our own method other than provide by the Component </text:span><text:span text:style-name="T17">like render() or life-cycle method or etc, then in that our own method the </text:span><text:span text:style-name="T39">this </text:span><text:span text:style-name="T17">key word will not work and will be undefined if we define our function in a way like </text:span><text:span text:style-name="T39">ourMethod() {} </text:span><text:span text:style-name="T17">and for this we have to bind the method in constructor method to have the same value for </text:span><text:span text:style-name="T39">this </text:span><text:span text:style-name="T17">keyword like </text:span><text:span text:style-name="T39">this.ourMethod = this.ourMethod.bind(this)</text:span><text:span text:style-name="T17">. As Ecmascript has resolved this issue by only define the function in a way like </text:span><text:span text:style-name="T39">ourMethod = e =&gt;…. (use of arrow functions in which the Ecmascript auto see the current context where the method is define and assign the value/</text:span><text:span text:style-name="T40">context</text:span><text:span text:style-name="T39"> to ‘this’ keyword of </text:span><text:span text:style-name="T40">parent </text:span><text:span text:style-name="T39">context </text:span><text:span text:style-name="T41">in our case the function is defined in Component class</text:span><text:span text:style-name="T39">. </text:span><text:span text:style-name="T40">This concept is called LEXICAL SCOPING</text:span><text:span text:style-name="T39">).</text:span></text:p>
      <text:p text:style-name="P13"/>
      <text:p text:style-name="P36"><text:span text:style-name="T39">8</text:span><text:span text:style-name="T37">) </text:span><text:span text:style-name="T19">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text:span text:style-name="T42">() </text:span><text:span text:style-name="T19">). </text:span><text:span text:style-name="T42">See the video # 29 in React Basics folder v good exercise.</text:span></text:p>
      <text:p text:style-name="P15"/>
      <text:p text:style-name="P37"><text:span text:style-name="T37">9) </text:span><text:span text:style-name="T43">Deploy project. </text:span><text:span text:style-name="T20">1) Create new repository in github and copy the ssh link from there. 2) connect the project with that repository by command </text:span><text:span text:style-name="T43">git remote add origin ssh_key_that_copied. </text:span><text:span text:style-name="T21">3) push the changes or </text:span><text:span text:style-name="T46">npm</text:span><text:span text:style-name="T44"> add gh-pages </text:span><text:span text:style-name="T22">4) Add two things in </text:span><text:span text:style-name="T45">package.json file </text:span><text:span text:style-name="T22">one above the dependencies write </text:span><text:span text:style-name="T45">‘homepage’: “</text:span><text:a xlink:type="simple" xlink:href="https://aims-khan.github.io/monsters-rolodex" text:style-name="Internet_20_link" text:visited-style-name="Visited_20_Internet_20_Link"><text:span text:style-name="T45">https://aims-khan.github.io/monsters-rolodex</text:span></text:a><text:span text:style-name="T45">” </text:span><text:span text:style-name="T22">two in </text:span><text:span text:style-name="T45">scripts </text:span><text:span text:style-name="T22">add a) </text:span><text:span text:style-name="T45">“predeploy”: “</text:span><text:span text:style-name="T47">npm</text:span><text:span text:style-name="T45"> build” also “deploy”: “gh-pages -d build”</text:span></text:p>
      <text:p text:style-name="P19"/>
      <text:p text:style-name="P16">-------------------- npm audit fix ---------------------</text:p>
      <text:p text:style-name="P17"><text:soft-page-break/>10) <text:span text:style-name="T5">As also discussed before, that React not always guarantee that </text:span>setState <text:span text:style-name="T5">function always return the updated value as it async especially in case we update like </text:span>setState({‘any’: state.any + ‘other’}) <text:span text:style-name="T5">like update the state with </text:span>state/props <text:span text:style-name="T5">values. We can also use the second parameter of </text:span>setState <text:span text:style-name="T5">function to do stuff but that is also not so feasible. So the best practice is to use the function in a way like </text:span>setState((prevState, prevProps) =&gt; ({‘any’: prevState.any + ‘other’}), console.log(‘any thing’))</text:p>
      <text:p text:style-name="P14"/>
      <text:p text:style-name="P18">11) <text:span text:style-name="T23">We can use the class </text:span><text:span text:style-name="T48">component</text:span><text:span text:style-name="T23"> without the </text:span><text:span text:style-name="T48">constructor </text:span><text:span text:style-name="T23">and </text:span><text:span text:style-name="T48">super </text:span><text:span text:style-name="T23">call but in that case we do not have access to the props.</text:span></text:p>
      <text:p text:style-name="P48"/>
      <text:p text:style-name="Standard"><text:span text:style-name="T2">12) </text:span><text:span text:style-name="T5">Check the life cycle methods in this section video but on thing worth mentioning is the function of life cycle is </text:span>shouldComponentUpdate(). <text:span text:style-name="T5">This is because when a component is rendering, it will render all its child components which is costly and have performance decrease. So can check that in which situation the React should render the component and not by returning </text:span><text:span text:style-name="T2">True </text:span><text:span text:style-name="T5">or </text:span><text:span text:style-name="T2">False. </text:span><text:span text:style-name="T24">This function is only for </text:span><text:span text:style-name="T4">performanc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text:soft-page-break/>4. Master Project Setting Up E-Commerce Project</text:p>
      <text:p text:style-name="P22"/>
      <text:p text:style-name="P22">1) <text:span text:style-name="T5">React assigns another attribute to all html-like elements beside </text:span>className <text:span text:style-name="T5">is </text:span>style <text:span text:style-name="T49">(camelCase)</text:span>.</text:p>
      <text:p text:style-name="P2"/>
      <text:p text:style-name="P21"><text:span text:style-name="T85">5</text:span>. Master Project <text:span text:style-name="T50">React Router and Rounting</text:span></text:p>
      <text:p text:style-name="P21"/>
      <text:p text:style-name="P23">1) <text:span text:style-name="T5">React </text:span><text:span text:style-name="T25">Router is a library that make React possible to have routing. As </text:span><text:span text:style-name="T26">React is only UI library and has nothing to do with routing so either we use and library or add own functionality for routing. </text:span><text:span text:style-name="T51">React Router </text:span><text:span text:style-name="T27">is a standard library to handle the routing.</text:span></text:p>
      <text:p text:style-name="P23"/>
      <text:p text:style-name="P24">2) <text:span text:style-name="T5">Before when Single Page Application was newly introduced, the </text:span>url <text:span text:style-name="T5">was not changing in browser and the back button of browser was not working because all the pages had same </text:span>url. <text:span text:style-name="T5">The problem is solved because the browser now provides something called </text:span>History API. <text:span text:style-name="T5">So the Routing Libraries now use this History API and basically Hijack and Mimic this URLs.</text:span></text:p>
      <text:p text:style-name="P49"/>
      <text:p text:style-name="P25">3) npm install react-router-dom <text:span text:style-name="T5">by installing the library and face issue like </text:span>babel-jest version, <text:span text:style-name="T5">then add a property </text:span>“resolutions”: {“babel-jest”: “24….”} <text:span text:style-name="T5">in </text:span>package.json <text:span text:style-name="T5">file </text:span><text:span text:style-name="T28">so that the babel will not update with npm install/update. </text:span><text:span text:style-name="T29">The version will remain the same no matter what happens.</text:span></text:p>
      <text:p text:style-name="P50"/>
      <text:p text:style-name="P26">4) <text:span text:style-name="T5">In index.js file import </text:span>(import {BrowserRouter} from ‘react-router-dom’) <text:span text:style-name="T5">and wrap the </text:span>&lt;app <text:span text:style-name="T52">&gt; </text:span><text:span text:style-name="T53">inside the </text:span><text:span text:style-name="T52">BrowserRouter </text:span><text:span text:style-name="T53">tag as &lt;BrowserRouter&gt; &lt;app</text:span><text:span text:style-name="T69"> /&gt; &lt;/browserRouter&gt;.</text:span></text:p>
      <text:p text:style-name="P55"/>
      <text:p text:style-name="P27"><text:span text:style-name="T54">5) </text:span><text:span text:style-name="T69">To use the functionality of the router, in a component import </text:span><text:span text:style-name="T54">(import { Route } from ‘react-router-dom’) </text:span><text:span text:style-name="T69">and use </text:span><text:span text:style-name="T54">&lt;Route /&gt;.</text:span></text:p>
      <text:p text:style-name="P61"/>
      <text:p text:style-name="P27"><text:span text:style-name="T54">6) </text:span><text:span text:style-name="T69">The </text:span><text:span text:style-name="T54">Route tag </text:span><text:span text:style-name="T69">can have many arguments but now we can focus on below</text:span></text:p>
      <text:p text:style-name="P27"><text:span text:style-name="T69"><text:tab/>i) exact →</text:span><text:span text:style-name="T70"> </text:span><text:span text:style-name="T56">{ture/false}, </text:span><text:span text:style-name="T70">if true then take the whole string and render but if not given or set to <text:tab/><text:tab/><text:tab/>false render all the pages that match. For example, two routes defined ‘/’ and ‘/hats’, in <text:tab/><text:tab/><text:tab/>one page both router pages will be render if the </text:span><text:span text:style-name="T56">exact is false </text:span><text:span text:style-name="T70">because that ‘/’ is matched <text:tab/><text:tab/>with both. </text:span></text:p>
      <text:p text:style-name="P27"><text:span text:style-name="T69"><text:tab/>ii) path→</text:span><text:span text:style-name="T70"> string of route name like </text:span><text:span text:style-name="T56">‘/’, ‘/hats’</text:span></text:p>
      <text:p text:style-name="P27"><text:span text:style-name="T69"><text:tab/>iii) </text:span><text:span text:style-name="T54">component</text:span><text:span text:style-name="T55">={anyComponent}<text:tab/></text:span></text:p>
      <text:p text:style-name="P28"><text:span text:style-name="T55">A</text:span><text:span text:style-name="T54">nother concept is switch. </text:span><text:span text:style-name="T69">If we import the </text:span><text:span text:style-name="T54">Switch </text:span><text:span text:style-name="T69">with </text:span><text:span text:style-name="T54">Route </text:span><text:span text:style-name="T69">like import { Switch, Route} and wrap all the </text:span><text:span text:style-name="T54">routes </text:span><text:span text:style-name="T69">inside the </text:span><text:span text:style-name="T54">Switch tag, </text:span><text:span text:style-name="T69">then the switch will get the first </text:span><text:span text:style-name="T54">match</text:span><text:span text:style-name="T69"> url and render the page </text:span><text:span text:style-name="T71">with first matched. </text:span></text:p>
      <text:p text:style-name="P56"/>
      <text:p text:style-name="P29"><text:span text:style-name="T57">7</text:span><text:span text:style-name="T54">) </text:span><text:span text:style-name="T69">The </text:span><text:span text:style-name="T54">Route </text:span><text:span text:style-name="T69">tag passes </text:span><text:span text:style-name="T54">3 </text:span><text:span text:style-name="T69">arguments to the component. As </text:span><text:span text:style-name="T54">props a) history, b) location, c) match.</text:span></text:p>
      <text:p text:style-name="P62"/>
      <text:p text:style-name="P30"><text:span text:style-name="T54">8) </text:span><text:span text:style-name="T69">There are further arguments in above </text:span><text:span text:style-name="T54">3 props. </text:span><text:span text:style-name="T69">If we want to pass dynamic id or value we have to make url starting with colon like </text:span><text:span text:style-name="T54">‘/topics/:topicId’ </text:span><text:span text:style-name="T69">this can be accessible in </text:span><text:span text:style-name="T54">props.match.params.topicId.</text:span></text:p>
      <text:p text:style-name="P62"/>
      <text:p text:style-name="P31"><text:span text:style-name="T54">9) </text:span><text:span text:style-name="T69">In </text:span><text:span text:style-name="T54">history </text:span><text:span text:style-name="T69">prop there are a lot of properties but now we are interested in </text:span><text:span text:style-name="T54">push </text:span><text:span text:style-name="T69">property.</text:span></text:p>
      <text:p text:style-name="P57"/>
      <text:p text:style-name="P31"><text:span text:style-name="T54">10) </text:span><text:span text:style-name="T69">There are two ways in React Router Dom to navigate. One is the </text:span><text:span text:style-name="T54">Link </text:span><text:span text:style-name="T69">that has to be imported with route like </text:span><text:span text:style-name="T54">import { Route, Link } from ‘react-router-dom’. </text:span><text:span text:style-name="T72">And it can be used as </text:span><text:span text:style-name="T58">&lt;Link to=’url/route’&gt;Any String&lt;/Link&gt;. </text:span><text:span text:style-name="T72">Remember that it looks like re-render the whole application but as React is SPA and only hijack the url just for showing purpose just </text:span><text:span text:style-name="T73">and </text:span><text:span text:style-name="T72">tells the application to only update the required DOM part. </text:span><text:span text:style-name="T73">It basically borrowing the url to tell the application what to render.</text:span></text:p>
      <text:p text:style-name="P32"><text:soft-page-break/><text:span text:style-name="T58">1</text:span><text:span text:style-name="T54">1) </text:span><text:span text:style-name="T69">Another way to navigate is </text:span><text:span text:style-name="T74">using the </text:span><text:span text:style-name="T59">history prop</text:span><text:span text:style-name="T74">. </text:span><text:span text:style-name="T75">Like we can create function and on </text:span><text:span text:style-name="T60">onClick</text:span><text:span text:style-name="T75"> event we can call the function </text:span><text:span text:style-name="T60">push </text:span><text:span text:style-name="T75">by pushing to history. </text:span><text:span text:style-name="T76">Like </text:span><text:span text:style-name="T61">&lt;button onClick={() =&gt; props.history.push(‘route </text:span><text:span text:style-name="T62">string</text:span><text:span text:style-name="T61">’)&gt;Any String&lt;/button&gt;. </text:span><text:span text:style-name="T77">It is equivalent to </text:span><text:span text:style-name="T63">Link </text:span><text:span text:style-name="T77">but it gives more dynamic access and functional. Like we cannot use </text:span><text:span text:style-name="T63">Link </text:span><text:span text:style-name="T77">in </text:span><text:span text:style-name="T63">mount </text:span><text:span text:style-name="T77">function and with </text:span><text:span text:style-name="T63">history.push() </text:span><text:span text:style-name="T77">we can use it.</text:span></text:p>
      <text:p text:style-name="P58"/>
      <text:p text:style-name="P33"><text:span text:style-name="T63">1</text:span><text:span text:style-name="T54">2) </text:span><text:span text:style-name="T69">The </text:span><text:span text:style-name="T54">Location prop </text:span><text:span text:style-name="T69">tells us that where we are currently or where is the application is right now. </text:span><text:span text:style-name="T78">There is a property in </text:span><text:span text:style-name="T64">Location prop </text:span><text:span text:style-name="T78">is the </text:span><text:span text:style-name="T64">pathname </text:span><text:span text:style-name="T78">which gives the current state of the application.</text:span></text:p>
      <text:p text:style-name="P59"/>
      <text:p text:style-name="P34"><text:span text:style-name="T64">1</text:span><text:span text:style-name="T54">3) </text:span><text:span text:style-name="T69">The </text:span><text:span text:style-name="T54">match prop </text:span><text:span text:style-name="T69">is also useful to go to nested components. For example we are currently in url of </text:span><text:span text:style-name="T53">topics</text:span><text:span text:style-name="T69">/topicList and in the same component we generate a </text:span><text:span text:style-name="T54">dynamic generated route </text:span><text:span text:style-name="T69">like </text:span><text:span text:style-name="T54">&lt;Link to={`&amp;{props.match.url}/13`}&gt; Any String&lt;/Link&gt;. </text:span><text:span text:style-name="T79">So in this case we do not want to worry about the url (may be some long url), just saying that where-ever currently the application is or what ever the application url is, just add the dynamic route and go to that link or page.</text:span></text:p>
      <text:p text:style-name="P60"/>
      <text:p text:style-name="P63"><text:span text:style-name="T65">1</text:span><text:span text:style-name="T54">4) </text:span><text:span text:style-name="T69">If we have one component that has some children components then the access to Route props (history,location and match) well only get to the parent and component only and not the children. One way to use in child components is to pass the props to children. </text:span><text:span text:style-name="T80">The problem with doing it in this way is </text:span><text:span text:style-name="T66">prop bad drilling/tunneling</text:span><text:span text:style-name="T80"> because we are tunneling/drilling prop to multiple children deep in order to get them to the component that needs them. </text:span><text:span text:style-name="T81">Luckily react-router-dom has the solution for to not use it this way. The way is that we import </text:span><text:span text:style-name="T67">import { withRouter } from react-router-dom. </text:span><text:span text:style-name="T81">The </text:span><text:span text:style-name="T67">withRouter </text:span><text:span text:style-name="T81">is a </text:span><text:span text:style-name="T67">higher order component </text:span><text:span text:style-name="T81">and the </text:span><text:span text:style-name="T67">higher order component </text:span><text:span text:style-name="T81">is essentially a function that takes a component as an argument and returns a modified component (like powered-up component). </text:span><text:span text:style-name="T82">So to use it we send our child-component to </text:span><text:span text:style-name="T68">withRouter </text:span><text:span text:style-name="T82">function. Like </text:span><text:span text:style-name="T68">export default withRouter(child-component). </text:span><text:span text:style-name="T82">And by doing this, the three router properties (history, location and match) are available in props of child-component.</text:span></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3"><text:span text:style-name="T82"/></text:p>
      <text:p text:style-name="P64"><text:soft-page-break/><text:span text:style-name="T68">6. Master Project Forms + Components</text:span></text:p>
      <text:p text:style-name="P51"><text:span text:style-name="T68"/></text:p>
      <text:p text:style-name="P51"><text:span text:style-name="T68">1</text:span><text:span text:style-name="T54">)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span></text:p>
      <text:p text:style-name="P52"><text:span text:style-name="T54">2) email in video </text:span><text:a xlink:type="simple" xlink:href="mailto:hellobbxtina@gmail.com" text:style-name="Internet_20_link" text:visited-style-name="Visited_20_Internet_20_Link"><text:span text:style-name="T83">hellobbxtina@gmail.com</text:span></text:a></text:p>
      <text:p text:style-name="P52"><text:span text:style-name="T83"/></text:p>
      <text:p text:style-name="P53"><text:span text:style-name="T84">7. </text:span><text:span text:style-name="T83">Master Project Firebase + User Authentication</text:span></text:p>
      <text:p text:style-name="P54"><text:span text:style-name="T5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17:43:45.266451755</meta:creation-date>
    <meta:generator>LibreOffice/6.0.7.3$Linux_X86_64 LibreOffice_project/00m0$Build-3</meta:generator>
    <dc:date>2020-10-31T17:48:11.628408665</dc:date>
    <meta:editing-duration>P7DT23H7M7S</meta:editing-duration>
    <meta:editing-cycles>86</meta:editing-cycles>
    <meta:document-statistic meta:table-count="0" meta:image-count="0" meta:object-count="0" meta:page-count="6" meta:paragraph-count="47" meta:word-count="2104" meta:character-count="12211" meta:non-whitespace-character-count="10140"/>
  </office:meta>
</office:document-meta>
</file>